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Georgia" svg:font-family="Georgia" style:font-family-generic="roman" style:font-pitch="variable" svg:panose-1="2 4 5 2 5 4 5 2 3 3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5pt" style:font-size-asian="5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font-size="11pt" style:font-size-asian="11pt" fo:language="es" fo:country="MX" style:language-asian="ja" style:country-asian="JP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4pt" style:font-size-asian="14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4pt" style:font-size-asian="14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4pt" style:font-size-asian="14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0.5pt" style:font-size-asian="10.5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9pt" style:font-size-asian="9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1pt" style:font-size-asian="11pt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9pt" style:font-size-asian="9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9pt" style:font-size-asian="9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1pt" style:font-size-asian="11pt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text-properties fo:font-size="11pt" style:font-size-asian="11pt"/>
    </style:style>
    <style:style style:name="P25" style:parent-style-name="Standard" style:family="paragraph">
      <style:text-properties fo:font-size="11pt" style:font-size-asian="11pt"/>
    </style:style>
    <style:style style:name="P26" style:parent-style-name="Standard" style:family="paragraph">
      <style:paragraph-properties fo:text-align="center"/>
    </style:style>
    <style:style style:name="T27" style:parent-style-name="Fuentedepárrafopredeter." style:family="text">
      <style:text-properties fo:font-size="28pt" style:font-size-asian="28pt" style:font-size-complex="36pt" fo:language="es" fo:country="MX"/>
    </style:style>
    <style:style style:name="T28" style:parent-style-name="Fuentedepárrafopredeter." style:family="text">
      <style:text-properties fo:font-size="28pt" style:font-size-asian="28pt" style:font-size-complex="36pt" fo:language="es" fo:country="MX"/>
    </style:style>
    <style:style style:name="T29" style:parent-style-name="Fuentedepárrafopredeter." style:family="text">
      <style:text-properties fo:font-size="28pt" style:font-size-asian="28pt" style:font-size-complex="36pt" fo:language="es" fo:country="MX"/>
    </style:style>
    <style:style style:name="P30" style:parent-style-name="Standard" style:family="paragraph">
      <style:paragraph-properties fo:text-align="center"/>
      <style:text-properties fo:font-size="28pt" style:font-size-asian="28pt" style:font-size-complex="36pt" fo:language="es" fo:country="MX"/>
    </style:style>
    <style:style style:name="P31" style:parent-style-name="Standard" style:family="paragraph">
      <style:paragraph-properties fo:text-align="center"/>
    </style:style>
    <style:style style:name="T32" style:parent-style-name="Fuentedepárrafopredeter." style:family="text">
      <style:text-properties fo:font-size="11pt" style:font-size-asian="11pt" fo:language="es" fo:country="MX" style:language-asian="ja" style:country-asian="JP" style:language-complex="ar" style:country-complex="SA"/>
    </style:style>
    <style:style style:name="TableColumn34" style:family="table-column">
      <style:table-column-properties style:column-width="2.5in" style:use-optimal-column-width="false"/>
    </style:style>
    <style:style style:name="TableColumn35" style:family="table-column">
      <style:table-column-properties style:column-width="4.7597in" style:use-optimal-column-width="false"/>
    </style:style>
    <style:style style:name="Table33" style:family="table">
      <style:table-properties style:width="7.2597in" fo:margin-left="0in" table:align="left"/>
    </style:style>
    <style:style style:name="TableRow36" style:family="table-row">
      <style:table-row-properties style:row-height="0.5in" style:use-optimal-row-height="false"/>
    </style:style>
    <style:style style:name="TableCell37" style:family="table-cell">
      <style:table-cell-properties fo:border="none" style:writing-mode="lr-tb" fo:padding-top="0.0381in" fo:padding-left="0.0381in" fo:padding-bottom="0.0381in" fo:padding-right="0.0381in"/>
    </style:style>
    <style:style style:name="P3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fo:language="es" fo:country="MX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fo:language="es" fo:country="MX"/>
    </style:style>
    <style:style style:name="TableCell4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Normal" style:family="paragraph">
      <style:paragraph-properties fo:text-indent="0.5in"/>
      <style:text-properties fo:font-size="16pt" style:font-size-asian="16pt" fo:language="es" fo:country="MX"/>
    </style:style>
    <style:style style:name="P42" style:parent-style-name="TableContents" style:family="paragraph">
      <style:paragraph-properties fo:margin-left="0.4368in">
        <style:tab-stops/>
      </style:paragraph-properties>
    </style:style>
    <style:style style:name="T43" style:parent-style-name="Fuentedepárrafopredeter." style:family="text">
      <style:text-properties fo:font-size="16pt" style:font-size-asian="16pt" fo:language="es" fo:country="MX"/>
    </style:style>
    <style:style style:name="TableRow44" style:family="table-row">
      <style:table-row-properties style:row-height="0.5986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fo:language="es" fo:country="MX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fo:language="es" fo:country="MX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  <style:text-properties fo:font-size="11pt" style:font-size-asian="11pt" fo:language="es" fo:country="MX"/>
    </style:style>
    <style:style style:name="P50" style:parent-style-name="Normal" style:family="paragraph">
      <style:text-properties fo:font-size="9pt" style:font-size-asian="9pt" fo:language="es" fo:country="MX"/>
    </style:style>
    <style:style style:name="P51" style:parent-style-name="Normal" style:family="paragraph">
      <style:paragraph-properties fo:text-indent="0.5in"/>
    </style:style>
    <style:style style:name="T52" style:parent-style-name="Fuentedepárrafopredeter." style:family="text">
      <style:text-properties fo:font-size="16pt" style:font-size-asian="16pt" fo:language="es" fo:country="MX"/>
    </style:style>
    <style:style style:name="T53" style:parent-style-name="Fuentedepárrafopredeter." style:family="text">
      <style:text-properties fo:language="es" fo:country="MX"/>
    </style:style>
    <style:style style:name="TableRow54" style:family="table-row">
      <style:table-row-properties style:row-height="0.55in"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fo:language="es" fo:country="MX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fo:language="es" fo:country="MX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  <style:text-properties fo:font-size="18pt" style:font-size-asian="18pt" fo:language="es" fo:country="MX"/>
    </style:style>
    <style:style style:name="P60" style:parent-style-name="Normal" style:family="paragraph">
      <style:paragraph-properties fo:text-indent="0.5in"/>
    </style:style>
    <style:style style:name="T61" style:parent-style-name="Fuentedepárrafopredeter." style:family="text">
      <style:text-properties fo:font-size="16pt" style:font-size-asian="16pt" fo:language="es" fo:country="MX"/>
    </style:style>
    <style:style style:name="TableRow62" style:family="table-row">
      <style:table-row-properties style:row-height="0.5534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fo:language="es" fo:country="MX"/>
    </style:style>
    <style:style style:name="P6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fo:language="es" fo:country="MX"/>
    </style:style>
    <style:style style:name="TableCell6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  <style:text-properties fo:font-size="18pt" style:font-size-asian="18pt" fo:language="es" fo:country="MX"/>
    </style:style>
    <style:style style:name="P68" style:parent-style-name="Normal" style:family="paragraph">
      <style:paragraph-properties fo:text-indent="0.5in"/>
    </style:style>
    <style:style style:name="T69" style:parent-style-name="Fuentedepárrafopredeter." style:family="text">
      <style:text-properties fo:font-size="16pt" style:font-size-asian="16pt" fo:language="es" fo:country="MX"/>
    </style:style>
    <style:style style:name="TableRow70" style:family="table-row">
      <style:table-row-properties style:row-height="0.55in" style:use-optimal-row-height="false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P7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fo:language="es" fo:country="MX"/>
    </style:style>
    <style:style style:name="P7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fo:language="es" fo:country="MX"/>
    </style:style>
    <style:style style:name="TableCell7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  <style:text-properties fo:font-size="16pt" style:font-size-asian="16pt" fo:language="es" fo:country="MX"/>
    </style:style>
    <style:style style:name="P76" style:parent-style-name="Normal" style:family="paragraph">
      <style:paragraph-properties fo:text-indent="0.5in"/>
    </style:style>
    <style:style style:name="T77" style:parent-style-name="Fuentedepárrafopredeter." style:family="text">
      <style:text-properties fo:font-size="16pt" style:font-size-asian="16pt" fo:language="es" fo:country="MX"/>
    </style:style>
    <style:style style:name="TableRow78" style:family="table-row">
      <style:table-row-properties style:row-height="0.5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Cambria" style:family="paragraph">
      <style:paragraph-properties fo:margin-left="0.4368in">
        <style:tab-stops/>
      </style:paragraph-properties>
      <style:text-properties fo:font-size="11pt" style:font-size-asian="11pt" fo:language="es" fo:country="MX"/>
    </style:style>
    <style:style style:name="TableCell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  <style:text-properties fo:font-size="11pt" style:font-size-asian="11pt" fo:language="es" fo:country="MX"/>
    </style:style>
    <style:style style:name="TableRow83" style:family="table-row">
      <style:table-row-properties style:row-height="0.5in" style:use-optimal-row-height="false"/>
    </style:style>
    <style:style style:name="TableCell84" style:family="table-cell">
      <style:table-cell-properties fo:border="none" style:writing-mode="lr-tb" fo:padding-top="0.0381in" fo:padding-left="0.0381in" fo:padding-bottom="0.0381in" fo:padding-right="0.0381in"/>
    </style:style>
    <style:style style:name="P85" style:parent-style-name="Cambria" style:family="paragraph">
      <style:paragraph-properties fo:margin-left="0.4368in">
        <style:tab-stops/>
      </style:paragraph-properties>
      <style:text-properties fo:font-size="11pt" style:font-size-asian="11pt" fo:language="es" fo:country="MX"/>
    </style:style>
    <style:style style:name="TableCell8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margin-left="0.4368in">
        <style:tab-stops/>
      </style:paragraph-properties>
      <style:text-properties fo:font-size="11pt" style:font-size-asian="11pt" fo:language="es" fo:country="MX"/>
    </style:style>
    <style:style style:name="TableRow88" style:family="table-row">
      <style:table-row-properties style:row-height="0.5541in" style:use-optimal-row-height="false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fo:language="es" fo:country="MX"/>
    </style:style>
    <style:style style:name="P9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fo:language="es" fo:country="MX"/>
    </style:style>
    <style:style style:name="TableCell9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  <style:text-properties fo:font-size="18pt" style:font-size-asian="18pt" fo:language="es" fo:country="MX"/>
    </style:style>
    <style:style style:name="P94" style:parent-style-name="Normal" style:family="paragraph">
      <style:paragraph-properties fo:text-indent="0.5in"/>
    </style:style>
    <style:style style:name="T95" style:parent-style-name="Fuentedepárrafopredeter." style:family="text">
      <style:text-properties fo:font-size="16pt" style:font-size-asian="16pt" fo:language="es" fo:country="MX"/>
    </style:style>
    <style:style style:name="TableRow96" style:family="table-row">
      <style:table-row-properties style:row-height="0.5493in" style:use-optimal-row-height="false"/>
    </style:style>
    <style:style style:name="TableCell97" style:family="table-cell">
      <style:table-cell-properties fo:border="none" style:writing-mode="lr-tb" fo:padding-top="0.0381in" fo:padding-left="0.0381in" fo:padding-bottom="0.0381in" fo:padding-right="0.0381in"/>
    </style:style>
    <style:style style:name="P9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fo:language="es" fo:country="MX"/>
    </style:style>
    <style:style style:name="P99" style:parent-style-name="Standard" style:family="paragraph">
      <style:paragraph-properties fo:text-align="end" fo:margin-left="0.4368in">
        <style:tab-stops/>
      </style:paragraph-properties>
    </style:style>
    <style:style style:name="T100" style:parent-style-name="Fuentedepárrafopredeter." style:family="text">
      <style:text-properties style:font-name="Cambria" fo:font-style="italic" style:font-style-asian="italic" fo:color="#000000" fo:font-size="14pt" style:font-size-asian="14pt" fo:language="es" fo:country="MX"/>
    </style:style>
    <style:style style:name="TableCell10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margin-left="0.4368in">
        <style:tab-stops/>
      </style:paragraph-properties>
      <style:text-properties fo:font-size="16pt" style:font-size-asian="16pt" fo:language="es" fo:country="MX"/>
    </style:style>
    <style:style style:name="P103" style:parent-style-name="Normal" style:family="paragraph">
      <style:paragraph-properties fo:text-indent="0.5in"/>
    </style:style>
    <style:style style:name="T104" style:parent-style-name="Fuentedepárrafopredeter." style:family="text">
      <style:text-properties fo:font-size="16pt" style:font-size-asian="16pt" fo:language="es" fo:country="MX"/>
    </style:style>
    <style:style style:name="T105" style:parent-style-name="Fuentedepárrafopredeter." style:family="text">
      <style:text-properties fo:font-size="16pt" style:font-size-asian="16pt" fo:language="es" fo:country="MX"/>
    </style:style>
    <style:style style:name="TableRow106" style:family="table-row">
      <style:table-row-properties style:row-height="0.6208in" style:use-optimal-row-height="false"/>
    </style:style>
    <style:style style:name="TableCell107" style:family="table-cell">
      <style:table-cell-properties fo:border="none" style:writing-mode="lr-tb" fo:padding-top="0.0381in" fo:padding-left="0.0381in" fo:padding-bottom="0.0381in" fo:padding-right="0.0381in"/>
    </style:style>
    <style:style style:name="P10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fo:language="es" fo:country="MX"/>
    </style:style>
    <style:style style:name="P109" style:parent-style-name="Standard" style:family="paragraph">
      <style:paragraph-properties fo:text-align="end" fo:margin-left="0.4368in">
        <style:tab-stops/>
      </style:paragraph-properties>
    </style:style>
    <style:style style:name="T110" style:parent-style-name="Fuentedepárrafopredeter." style:family="text">
      <style:text-properties style:font-name="Cambria" fo:font-style="italic" style:font-style-asian="italic" fo:color="#000000" fo:font-size="14pt" style:font-size-asian="14pt" fo:language="es" fo:country="MX"/>
    </style:style>
    <style:style style:name="TableCell11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margin-left="0.4368in">
        <style:tab-stops/>
      </style:paragraph-properties>
      <style:text-properties fo:font-size="11pt" style:font-size-asian="11pt" fo:language="es" fo:country="MX"/>
    </style:style>
    <style:style style:name="TableRow113" style:family="table-row">
      <style:table-row-properties style:row-height="0.5in" style:use-optimal-row-height="false"/>
    </style:style>
    <style:style style:name="TableCell114" style:family="table-cell">
      <style:table-cell-properties fo:border="none" style:writing-mode="lr-tb" fo:padding-top="0.0381in" fo:padding-left="0.0381in" fo:padding-bottom="0.0381in" fo:padding-right="0.0381in"/>
    </style:style>
    <style:style style:name="P115" style:parent-style-name="Standard" style:family="paragraph">
      <style:paragraph-properties fo:text-align="end" fo:margin-left="0.4368in">
        <style:tab-stops/>
      </style:paragraph-properties>
      <style:text-properties fo:font-size="11pt" style:font-size-asian="11pt" fo:language="es" fo:country="MX"/>
    </style:style>
    <style:style style:name="TableCell11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margin-left="0.4368in">
        <style:tab-stops/>
      </style:paragraph-properties>
      <style:text-properties fo:font-size="11pt" style:font-size-asian="11pt" fo:language="es" fo:country="MX"/>
    </style:style>
    <style:style style:name="P118" style:parent-style-name="Standard" style:family="paragraph">
      <style:text-properties fo:font-size="11pt" style:font-size-asian="11pt" fo:language="es" fo:country="MX"/>
    </style:style>
    <style:style style:name="P119" style:parent-style-name="Standard" style:family="paragraph">
      <style:text-properties fo:font-size="11pt" style:font-size-asian="11pt" fo:language="es" fo:country="MX"/>
    </style:style>
    <style:style style:name="P120" style:parent-style-name="Standard" style:family="paragraph">
      <style:text-properties style:font-name="Calibri" fo:color="#000000" fo:font-size="24pt" style:font-size-asian="24pt" fo:language="es" fo:country="MX"/>
    </style:style>
    <style:style style:name="P121" style:parent-style-name="Standard" style:family="paragraph">
      <style:text-properties fo:language="es" fo:country="MX"/>
    </style:style>
    <style:style style:name="P122" style:parent-style-name="Normal" style:family="paragraph">
      <style:paragraph-properties fo:text-align="justify" fo:margin-bottom="0.0694in" fo:line-height="150%"/>
      <style:text-properties style:font-name="Georgia" style:font-name-asian="Times New Roman" style:font-name-complex="Arial"/>
    </style:style>
    <style:style style:name="P123" style:parent-style-name="Normal" style:family="paragraph">
      <style:text-properties style:font-name="Consolas" style:font-name-complex="Consolas" fo:color="#FF0000" fo:language="es" fo:country="MX"/>
    </style:style>
    <style:style style:name="P124" style:parent-style-name="Normal" style:family="paragraph">
      <style:text-properties style:font-name="Consolas" style:font-name-complex="Consolas" fo:language="es" fo:country="MX"/>
    </style:style>
    <style:style style:name="P125" style:parent-style-name="Normal" style:family="paragraph">
      <style:text-properties style:font-name="Consolas" style:font-name-complex="Consolas"/>
    </style:style>
    <style:style style:name="P126" style:parent-style-name="Normal" style:family="paragraph">
      <style:text-properties style:font-name="Consolas" style:font-name-complex="Consolas"/>
    </style:style>
    <style:style style:name="P127" style:parent-style-name="Normal" style:family="paragraph">
      <style:text-properties style:font-name="Consolas" style:font-name-complex="Consolas"/>
    </style:style>
    <style:style style:name="P128" style:parent-style-name="Normal" style:family="paragraph">
      <style:text-properties style:font-name="Consolas" style:font-name-complex="Consolas"/>
    </style:style>
    <style:style style:name="P129" style:parent-style-name="Normal" style:family="paragraph">
      <style:text-properties style:font-name="Consolas" style:font-name-complex="Consolas"/>
    </style:style>
    <style:style style:name="P130" style:parent-style-name="Normal" style:family="paragraph">
      <style:text-properties style:font-name="Consolas" style:font-name-complex="Consolas"/>
    </style:style>
    <style:style style:name="P131" style:parent-style-name="Normal" style:family="paragraph">
      <style:text-properties style:font-name="Consolas" style:font-name-complex="Consolas"/>
    </style:style>
    <style:style style:name="P132" style:parent-style-name="Normal" style:family="paragraph">
      <style:text-properties style:font-name="Consolas" style:font-name-complex="Consolas"/>
    </style:style>
    <style:style style:name="P133" style:parent-style-name="Normal" style:family="paragraph">
      <style:text-properties style:font-name="Consolas" style:font-name-complex="Consolas"/>
    </style:style>
    <style:style style:name="P134" style:parent-style-name="Normal" style:family="paragraph">
      <style:text-properties style:font-name="Consolas" style:font-name-complex="Consolas"/>
    </style:style>
    <style:style style:name="T135" style:parent-style-name="Fuentedepárrafopredeter." style:family="text">
      <style:text-properties style:font-name="Consolas" style:font-name-complex="Consolas"/>
    </style:style>
    <style:style style:name="T136" style:parent-style-name="Fuentedepárrafopredeter." style:family="text">
      <style:text-properties style:font-name="Consolas" style:font-name-complex="Consolas" fo:language="es" fo:country="MX"/>
    </style:style>
    <style:style style:name="P137" style:parent-style-name="Normal" style:family="paragraph">
      <style:text-properties style:font-name="Consolas" style:font-name-complex="Consolas" fo:language="es" fo:country="MX"/>
    </style:style>
    <style:style style:name="P138" style:parent-style-name="Normal" style:family="paragraph">
      <style:text-properties style:font-name="Consolas" style:font-name-complex="Consolas" fo:language="es" fo:country="MX"/>
    </style:style>
    <style:style style:name="T139" style:parent-style-name="Fuentedepárrafopredeter." style:family="text">
      <style:text-properties style:font-name="Consolas" style:font-name-complex="Consolas" fo:language="es" fo:country="MX"/>
    </style:style>
    <style:style style:name="T140" style:parent-style-name="Fuentedepárrafopredeter." style:family="text">
      <style:text-properties style:font-name="Consolas" style:font-name-complex="Consolas"/>
    </style:style>
    <style:style style:name="P141" style:parent-style-name="Normal" style:family="paragraph">
      <style:text-properties style:font-name="Consolas" style:font-name-complex="Consolas"/>
    </style:style>
    <style:style style:name="P142" style:parent-style-name="Normal" style:family="paragraph">
      <style:text-properties style:font-name="Consolas" style:font-name-complex="Consolas"/>
    </style:style>
    <style:style style:name="P143" style:parent-style-name="Normal" style:family="paragraph">
      <style:text-properties style:font-name="Consolas" style:font-name-complex="Consolas"/>
    </style:style>
    <style:style style:name="P144" style:parent-style-name="Normal" style:family="paragraph">
      <style:text-properties style:font-name="Consolas" style:font-name-complex="Consolas"/>
    </style:style>
    <style:style style:name="T145" style:parent-style-name="Fuentedepárrafopredeter." style:family="text">
      <style:text-properties style:font-name="Consolas" style:font-name-complex="Consolas"/>
    </style:style>
    <style:style style:name="T146" style:parent-style-name="Fuentedepárrafopredeter." style:family="text">
      <style:text-properties style:font-name="Consolas" style:font-name-complex="Consolas" fo:language="es" fo:country="MX"/>
    </style:style>
    <style:style style:name="T147" style:parent-style-name="Fuentedepárrafopredeter." style:family="text">
      <style:text-properties style:font-name="Consolas" style:font-name-complex="Consolas" fo:language="es" fo:country="MX"/>
    </style:style>
    <style:style style:name="T148" style:parent-style-name="Fuentedepárrafopredeter." style:family="text">
      <style:text-properties style:font-name="Consolas" style:font-name-complex="Consolas"/>
    </style:style>
    <style:style style:name="P149" style:parent-style-name="Normal" style:family="paragraph">
      <style:text-properties style:font-name="Consolas" style:font-name-complex="Consolas"/>
    </style:style>
    <style:style style:name="P150" style:parent-style-name="Normal" style:family="paragraph">
      <style:text-properties style:font-name="Consolas" style:font-name-complex="Consolas"/>
    </style:style>
    <style:style style:name="P151" style:parent-style-name="Normal" style:family="paragraph">
      <style:text-properties style:font-name="Consolas" style:font-name-complex="Consolas"/>
    </style:style>
    <style:style style:name="P152" style:parent-style-name="Normal" style:family="paragraph">
      <style:text-properties style:font-name="Consolas" style:font-name-complex="Consolas"/>
    </style:style>
    <style:style style:name="P153" style:parent-style-name="Normal" style:family="paragraph">
      <style:text-properties style:font-name="Consolas" style:font-name-complex="Consolas"/>
    </style:style>
    <style:style style:name="P154" style:parent-style-name="Normal" style:family="paragraph">
      <style:text-properties style:font-name="Consolas" style:font-name-complex="Consolas"/>
    </style:style>
    <style:style style:name="P155" style:parent-style-name="Normal" style:family="paragraph">
      <style:text-properties style:font-name="Consolas" style:font-name-complex="Consolas"/>
    </style:style>
    <style:style style:name="T156" style:parent-style-name="Fuentedepárrafopredeter." style:family="text">
      <style:text-properties style:font-name="Consolas" style:font-name-complex="Consolas"/>
    </style:style>
    <style:style style:name="T157" style:parent-style-name="Fuentedepárrafopredeter." style:family="text">
      <style:text-properties style:font-name="Consolas" style:font-name-complex="Consolas" fo:language="es" fo:country="MX"/>
    </style:style>
    <style:style style:name="P158" style:parent-style-name="Normal" style:family="paragraph">
      <style:text-properties style:font-name="Consolas" style:font-name-complex="Consolas" fo:language="es" fo:country="MX"/>
    </style:style>
    <style:style style:name="P159" style:parent-style-name="Normal" style:family="paragraph">
      <style:text-properties style:font-name="Consolas" style:font-name-complex="Consolas" fo:language="es" fo:country="MX"/>
    </style:style>
    <style:style style:name="P160" style:parent-style-name="Normal" style:family="paragraph">
      <style:text-properties style:font-name="Consolas" style:font-name-complex="Consolas" fo:language="es" fo:country="MX"/>
    </style:style>
    <style:style style:name="P161" style:parent-style-name="Normal" style:family="paragraph">
      <style:text-properties style:font-name="Consolas" style:font-name-complex="Consolas" fo:language="es" fo:country="MX"/>
    </style:style>
    <style:style style:name="P162" style:parent-style-name="Normal" style:family="paragraph">
      <style:text-properties style:font-name="Consolas" style:font-name-complex="Consolas" fo:language="es" fo:country="MX"/>
    </style:style>
    <style:style style:name="P163" style:parent-style-name="Normal" style:family="paragraph">
      <style:text-properties style:font-name="Consolas" style:font-name-complex="Consolas" fo:language="es" fo:country="MX"/>
    </style:style>
    <style:style style:name="P164" style:parent-style-name="Normal" style:family="paragraph">
      <style:text-properties style:font-name="Consolas" style:font-name-complex="Consolas" fo:language="es" fo:country="MX"/>
    </style:style>
    <style:style style:name="P165" style:parent-style-name="Normal" style:family="paragraph">
      <style:text-properties style:font-name="Consolas" style:font-name-complex="Consolas" fo:language="es" fo:country="MX"/>
    </style:style>
    <style:style style:name="P166" style:parent-style-name="Normal" style:family="paragraph">
      <style:text-properties style:font-name="Consolas" style:font-name-complex="Consolas" fo:language="es" fo:country="MX"/>
    </style:style>
    <style:style style:name="P167" style:parent-style-name="Normal" style:family="paragraph">
      <style:text-properties style:font-name="Consolas" style:font-name-complex="Consolas" fo:language="es" fo:country="MX"/>
    </style:style>
    <style:style style:name="P168" style:parent-style-name="Normal" style:family="paragraph">
      <style:text-properties style:font-name="Consolas" style:font-name-complex="Consolas" fo:language="es" fo:country="MX"/>
    </style:style>
    <style:style style:name="P169" style:parent-style-name="Normal" style:family="paragraph">
      <style:text-properties style:font-name="Consolas" style:font-name-complex="Consolas" fo:language="es" fo:country="MX"/>
    </style:style>
    <style:style style:name="P170" style:parent-style-name="Normal" style:family="paragraph">
      <style:text-properties style:font-name="Consolas" style:font-name-complex="Consolas" fo:language="es" fo:country="MX"/>
    </style:style>
    <style:style style:name="P171" style:parent-style-name="Normal" style:family="paragraph">
      <style:text-properties style:font-name="Consolas" style:font-name-complex="Consolas" fo:language="es" fo:country="MX"/>
    </style:style>
    <style:style style:name="P172" style:parent-style-name="Normal" style:family="paragraph">
      <style:text-properties style:font-name="Consolas" style:font-name-complex="Consolas" fo:language="es" fo:country="MX"/>
    </style:style>
    <style:style style:name="P173" style:parent-style-name="Normal" style:family="paragraph">
      <style:text-properties style:font-name="Consolas" style:font-name-complex="Consolas" fo:language="es" fo:country="MX"/>
    </style:style>
    <style:style style:name="P174" style:parent-style-name="Normal" style:family="paragraph">
      <style:text-properties style:font-name="Consolas" style:font-name-complex="Consolas" fo:language="es" fo:country="MX"/>
    </style:style>
    <style:style style:name="P175" style:parent-style-name="Normal" style:family="paragraph">
      <style:text-properties style:font-name="Consolas" style:font-name-complex="Consolas" fo:language="es" fo:country="MX"/>
    </style:style>
    <style:style style:name="P176" style:parent-style-name="Normal" style:family="paragraph">
      <style:text-properties style:font-name="Consolas" style:font-name-complex="Consolas" fo:language="es" fo:country="MX"/>
    </style:style>
    <style:style style:name="P177" style:parent-style-name="Normal" style:family="paragraph">
      <style:text-properties style:font-name="Consolas" style:font-name-complex="Consolas" fo:language="es" fo:country="MX"/>
    </style:style>
    <style:style style:name="P178" style:parent-style-name="Normal" style:family="paragraph">
      <style:text-properties style:font-name="Consolas" style:font-name-complex="Consolas" fo:language="es" fo:country="MX"/>
    </style:style>
    <style:style style:name="P179" style:parent-style-name="Normal" style:family="paragraph">
      <style:text-properties style:font-name="Consolas" style:font-name-complex="Consolas" fo:language="es" fo:country="MX"/>
    </style:style>
    <style:style style:name="P180" style:parent-style-name="Normal" style:family="paragraph">
      <style:text-properties style:font-name="Consolas" style:font-name-complex="Consolas" fo:language="es" fo:country="MX"/>
    </style:style>
    <style:style style:name="P181" style:parent-style-name="Normal" style:family="paragraph">
      <style:text-properties style:font-name="Consolas" style:font-name-complex="Consolas" fo:color="#FF0000" fo:language="es" fo:country="MX"/>
    </style:style>
    <style:style style:name="P182" style:parent-style-name="Normal" style:family="paragraph">
      <style:text-properties style:font-name="Consolas" style:font-name-complex="Consolas" fo:language="es" fo:country="MX"/>
    </style:style>
    <style:style style:name="P183" style:parent-style-name="Normal" style:family="paragraph">
      <style:text-properties style:font-name="Consolas" style:font-name-complex="Consolas"/>
    </style:style>
    <style:style style:name="P184" style:parent-style-name="Normal" style:family="paragraph">
      <style:text-properties style:font-name="Consolas" style:font-name-complex="Consolas"/>
    </style:style>
    <style:style style:name="P185" style:parent-style-name="Normal" style:family="paragraph">
      <style:text-properties style:font-name="Consolas" style:font-name-complex="Consolas"/>
    </style:style>
    <style:style style:name="P186" style:parent-style-name="Normal" style:family="paragraph">
      <style:text-properties style:font-name="Consolas" style:font-name-complex="Consolas"/>
    </style:style>
    <style:style style:name="P187" style:parent-style-name="Normal" style:family="paragraph">
      <style:text-properties style:font-name="Consolas" style:font-name-complex="Consolas"/>
    </style:style>
    <style:style style:name="P188" style:parent-style-name="Normal" style:family="paragraph">
      <style:text-properties style:font-name="Consolas" style:font-name-complex="Consolas"/>
    </style:style>
    <style:style style:name="P189" style:parent-style-name="Normal" style:family="paragraph">
      <style:text-properties style:font-name="Consolas" style:font-name-complex="Consolas"/>
    </style:style>
    <style:style style:name="P190" style:parent-style-name="Normal" style:family="paragraph">
      <style:text-properties style:font-name="Consolas" style:font-name-complex="Consolas"/>
    </style:style>
    <style:style style:name="P191" style:parent-style-name="Normal" style:family="paragraph">
      <style:text-properties style:font-name="Consolas" style:font-name-complex="Consolas"/>
    </style:style>
    <style:style style:name="P192" style:parent-style-name="Normal" style:family="paragraph">
      <style:text-properties style:font-name="Consolas" style:font-name-complex="Consolas"/>
    </style:style>
    <style:style style:name="T193" style:parent-style-name="Fuentedepárrafopredeter." style:family="text">
      <style:text-properties style:font-name="Consolas" style:font-name-complex="Consolas"/>
    </style:style>
    <style:style style:name="T194" style:parent-style-name="Fuentedepárrafopredeter." style:family="text">
      <style:text-properties style:font-name="Consolas" style:font-name-complex="Consolas" fo:language="es" fo:country="MX"/>
    </style:style>
    <style:style style:name="P195" style:parent-style-name="Normal" style:family="paragraph">
      <style:text-properties style:font-name="Consolas" style:font-name-complex="Consolas" fo:language="es" fo:country="MX"/>
    </style:style>
    <style:style style:name="P196" style:parent-style-name="Normal" style:family="paragraph">
      <style:text-properties style:font-name="Consolas" style:font-name-complex="Consolas" fo:language="es" fo:country="MX"/>
    </style:style>
    <style:style style:name="T197" style:parent-style-name="Fuentedepárrafopredeter." style:family="text">
      <style:text-properties style:font-name="Consolas" style:font-name-complex="Consolas" fo:language="es" fo:country="MX"/>
    </style:style>
    <style:style style:name="T198" style:parent-style-name="Fuentedepárrafopredeter." style:family="text">
      <style:text-properties style:font-name="Consolas" style:font-name-complex="Consolas"/>
    </style:style>
    <style:style style:name="P199" style:parent-style-name="Normal" style:family="paragraph">
      <style:text-properties style:font-name="Consolas" style:font-name-complex="Consolas"/>
    </style:style>
    <style:style style:name="P200" style:parent-style-name="Normal" style:family="paragraph">
      <style:text-properties style:font-name="Consolas" style:font-name-complex="Consolas"/>
    </style:style>
    <style:style style:name="P201" style:parent-style-name="Normal" style:family="paragraph">
      <style:text-properties style:font-name="Consolas" style:font-name-complex="Consolas"/>
    </style:style>
    <style:style style:name="P202" style:parent-style-name="Normal" style:family="paragraph">
      <style:text-properties style:font-name="Consolas" style:font-name-complex="Consolas"/>
    </style:style>
    <style:style style:name="T203" style:parent-style-name="Fuentedepárrafopredeter." style:family="text">
      <style:text-properties style:font-name="Consolas" style:font-name-complex="Consolas"/>
    </style:style>
    <style:style style:name="T204" style:parent-style-name="Fuentedepárrafopredeter." style:family="text">
      <style:text-properties style:font-name="Consolas" style:font-name-complex="Consolas" fo:language="es" fo:country="MX"/>
    </style:style>
    <style:style style:name="T205" style:parent-style-name="Fuentedepárrafopredeter." style:family="text">
      <style:text-properties style:font-name="Consolas" style:font-name-complex="Consolas" fo:language="es" fo:country="MX"/>
    </style:style>
    <style:style style:name="T206" style:parent-style-name="Fuentedepárrafopredeter." style:family="text">
      <style:text-properties style:font-name="Consolas" style:font-name-complex="Consolas"/>
    </style:style>
    <style:style style:name="P207" style:parent-style-name="Normal" style:family="paragraph">
      <style:text-properties style:font-name="Consolas" style:font-name-complex="Consolas"/>
    </style:style>
    <style:style style:name="P208" style:parent-style-name="Normal" style:family="paragraph">
      <style:text-properties style:font-name="Consolas" style:font-name-complex="Consolas"/>
    </style:style>
    <style:style style:name="P209" style:parent-style-name="Normal" style:family="paragraph">
      <style:text-properties style:font-name="Consolas" style:font-name-complex="Consolas"/>
    </style:style>
    <style:style style:name="P210" style:parent-style-name="Normal" style:family="paragraph">
      <style:text-properties style:font-name="Consolas" style:font-name-complex="Consolas"/>
    </style:style>
    <style:style style:name="P211" style:parent-style-name="Normal" style:family="paragraph">
      <style:text-properties style:font-name="Consolas" style:font-name-complex="Consolas"/>
    </style:style>
    <style:style style:name="P212" style:parent-style-name="Normal" style:family="paragraph">
      <style:text-properties style:font-name="Consolas" style:font-name-complex="Consolas"/>
    </style:style>
    <style:style style:name="P213" style:parent-style-name="Normal" style:family="paragraph">
      <style:text-properties style:font-name="Consolas" style:font-name-complex="Consolas"/>
    </style:style>
    <style:style style:name="T214" style:parent-style-name="Fuentedepárrafopredeter." style:family="text">
      <style:text-properties style:font-name="Consolas" style:font-name-complex="Consolas"/>
    </style:style>
    <style:style style:name="T215" style:parent-style-name="Fuentedepárrafopredeter." style:family="text">
      <style:text-properties style:font-name="Consolas" style:font-name-complex="Consolas" fo:language="es" fo:country="MX"/>
    </style:style>
    <style:style style:name="P216" style:parent-style-name="Normal" style:family="paragraph">
      <style:text-properties style:font-name="Consolas" style:font-name-complex="Consolas" fo:language="es" fo:country="MX"/>
    </style:style>
    <style:style style:name="P217" style:parent-style-name="Normal" style:family="paragraph">
      <style:text-properties style:font-name="Consolas" style:font-name-complex="Consolas" fo:language="es" fo:country="MX"/>
    </style:style>
    <style:style style:name="P218" style:parent-style-name="Normal" style:family="paragraph">
      <style:text-properties style:font-name="Consolas" style:font-name-complex="Consolas" fo:language="es" fo:country="MX"/>
    </style:style>
    <style:style style:name="P219" style:parent-style-name="Normal" style:family="paragraph">
      <style:text-properties style:font-name="Consolas" style:font-name-complex="Consolas" fo:language="es" fo:country="MX"/>
    </style:style>
    <style:style style:name="P220" style:parent-style-name="Normal" style:family="paragraph">
      <style:text-properties style:font-name="Consolas" style:font-name-complex="Consolas" fo:language="es" fo:country="MX"/>
    </style:style>
    <style:style style:name="P221" style:parent-style-name="Normal" style:family="paragraph">
      <style:text-properties style:font-name="Consolas" style:font-name-complex="Consolas" fo:language="es" fo:country="MX"/>
    </style:style>
    <style:style style:name="P222" style:parent-style-name="Normal" style:family="paragraph">
      <style:text-properties style:font-name="Consolas" style:font-name-complex="Consolas" fo:language="es" fo:country="MX"/>
    </style:style>
    <style:style style:name="P223" style:parent-style-name="Normal" style:family="paragraph">
      <style:text-properties style:font-name="Consolas" style:font-name-complex="Consolas" fo:language="es" fo:country="MX"/>
    </style:style>
    <style:style style:name="P224" style:parent-style-name="Normal" style:family="paragraph">
      <style:text-properties style:font-name="Consolas" style:font-name-complex="Consolas" fo:language="es" fo:country="MX"/>
    </style:style>
    <style:style style:name="P225" style:parent-style-name="Normal" style:family="paragraph">
      <style:text-properties style:font-name="Consolas" style:font-name-complex="Consolas" fo:language="es" fo:country="MX"/>
    </style:style>
    <style:style style:name="P226" style:parent-style-name="Normal" style:family="paragraph">
      <style:text-properties style:font-name="Consolas" style:font-name-complex="Consolas" fo:language="es" fo:country="MX"/>
    </style:style>
    <style:style style:name="P227" style:parent-style-name="Normal" style:family="paragraph">
      <style:text-properties style:font-name="Consolas" style:font-name-complex="Consolas" fo:language="es" fo:country="MX"/>
    </style:style>
    <style:style style:name="P228" style:parent-style-name="Normal" style:family="paragraph">
      <style:text-properties style:font-name="Consolas" style:font-name-complex="Consolas" fo:language="es" fo:country="MX"/>
    </style:style>
    <style:style style:name="P229" style:parent-style-name="Normal" style:family="paragraph">
      <style:text-properties style:font-name="Consolas" style:font-name-complex="Consolas" fo:language="es" fo:country="MX"/>
    </style:style>
    <style:style style:name="P230" style:parent-style-name="Normal" style:family="paragraph">
      <style:text-properties style:font-name="Consolas" style:font-name-complex="Consolas" fo:language="es" fo:country="MX"/>
    </style:style>
    <style:style style:name="P231" style:parent-style-name="Normal" style:family="paragraph">
      <style:text-properties style:font-name="Consolas" style:font-name-complex="Consolas" fo:language="es" fo:country="MX"/>
    </style:style>
    <style:style style:name="P232" style:parent-style-name="Normal" style:family="paragraph">
      <style:text-properties style:font-name="Consolas" style:font-name-complex="Consolas" fo:language="es" fo:country="MX"/>
    </style:style>
    <style:style style:name="P233" style:parent-style-name="Normal" style:family="paragraph">
      <style:text-properties style:font-name="Consolas" style:font-name-complex="Consolas" fo:language="es" fo:country="MX"/>
    </style:style>
    <style:style style:name="P234" style:parent-style-name="Normal" style:family="paragraph">
      <style:text-properties style:font-name="Consolas" style:font-name-complex="Consolas" fo:language="es" fo:country="MX"/>
    </style:style>
    <style:style style:name="P235" style:parent-style-name="Normal" style:family="paragraph">
      <style:text-properties style:font-name="Consolas" style:font-name-complex="Consolas" fo:language="es" fo:country="MX"/>
    </style:style>
    <style:style style:name="P236" style:parent-style-name="Normal" style:family="paragraph">
      <style:text-properties style:font-name="Consolas" style:font-name-complex="Consolas" fo:language="es" fo:country="MX"/>
    </style:style>
    <style:style style:name="P237" style:parent-style-name="Normal" style:family="paragraph">
      <style:text-properties style:font-name="Consolas" style:font-name-complex="Consolas" fo:language="es" fo:country="MX"/>
    </style:style>
    <style:style style:name="P238" style:parent-style-name="Normal" style:family="paragraph">
      <style:text-properties style:font-name="Consolas" style:font-name-complex="Consolas" fo:language="es" fo:country="MX"/>
    </style:style>
    <style:style style:name="P239" style:parent-style-name="Normal" style:family="paragraph">
      <style:text-properties style:font-name="Consolas" style:font-name-complex="Consolas" fo:color="#FF0000" fo:language="es" fo:country="MX"/>
    </style:style>
    <style:style style:name="P240" style:parent-style-name="Normal" style:family="paragraph">
      <style:text-properties style:font-name="Consolas" style:font-name-complex="Consolas" fo:language="es" fo:country="MX"/>
    </style:style>
    <style:style style:name="P241" style:parent-style-name="Normal" style:family="paragraph">
      <style:text-properties style:font-name="Consolas" style:font-name-complex="Consolas"/>
    </style:style>
    <style:style style:name="P242" style:parent-style-name="Normal" style:family="paragraph">
      <style:text-properties style:font-name="Consolas" style:font-name-complex="Consolas"/>
    </style:style>
    <style:style style:name="P243" style:parent-style-name="Normal" style:family="paragraph">
      <style:text-properties style:font-name="Consolas" style:font-name-complex="Consolas"/>
    </style:style>
    <style:style style:name="P244" style:parent-style-name="Normal" style:family="paragraph">
      <style:text-properties style:font-name="Consolas" style:font-name-complex="Consolas"/>
    </style:style>
    <style:style style:name="P245" style:parent-style-name="Normal" style:family="paragraph">
      <style:text-properties style:font-name="Consolas" style:font-name-complex="Consolas"/>
    </style:style>
    <style:style style:name="P246" style:parent-style-name="Normal" style:family="paragraph">
      <style:text-properties style:font-name="Consolas" style:font-name-complex="Consolas"/>
    </style:style>
    <style:style style:name="P247" style:parent-style-name="Normal" style:family="paragraph">
      <style:text-properties style:font-name="Consolas" style:font-name-complex="Consolas"/>
    </style:style>
    <style:style style:name="P248" style:parent-style-name="Normal" style:family="paragraph">
      <style:text-properties style:font-name="Consolas" style:font-name-complex="Consolas"/>
    </style:style>
    <style:style style:name="P249" style:parent-style-name="Normal" style:family="paragraph">
      <style:text-properties style:font-name="Consolas" style:font-name-complex="Consolas"/>
    </style:style>
    <style:style style:name="P250" style:parent-style-name="Normal" style:family="paragraph">
      <style:text-properties style:font-name="Consolas" style:font-name-complex="Consolas"/>
    </style:style>
    <style:style style:name="T251" style:parent-style-name="Fuentedepárrafopredeter." style:family="text">
      <style:text-properties style:font-name="Consolas" style:font-name-complex="Consolas"/>
    </style:style>
    <style:style style:name="T252" style:parent-style-name="Fuentedepárrafopredeter." style:family="text">
      <style:text-properties style:font-name="Consolas" style:font-name-complex="Consolas" fo:language="es" fo:country="MX"/>
    </style:style>
    <style:style style:name="P253" style:parent-style-name="Normal" style:family="paragraph">
      <style:text-properties style:font-name="Consolas" style:font-name-complex="Consolas" fo:language="es" fo:country="MX"/>
    </style:style>
    <style:style style:name="P254" style:parent-style-name="Normal" style:family="paragraph">
      <style:text-properties style:font-name="Consolas" style:font-name-complex="Consolas" fo:language="es" fo:country="MX"/>
    </style:style>
    <style:style style:name="T255" style:parent-style-name="Fuentedepárrafopredeter." style:family="text">
      <style:text-properties style:font-name="Consolas" style:font-name-complex="Consolas" fo:language="es" fo:country="MX"/>
    </style:style>
    <style:style style:name="T256" style:parent-style-name="Fuentedepárrafopredeter." style:family="text">
      <style:text-properties style:font-name="Consolas" style:font-name-complex="Consolas"/>
    </style:style>
    <style:style style:name="P257" style:parent-style-name="Normal" style:family="paragraph">
      <style:text-properties style:font-name="Consolas" style:font-name-complex="Consolas"/>
    </style:style>
    <style:style style:name="P258" style:parent-style-name="Normal" style:family="paragraph">
      <style:text-properties style:font-name="Consolas" style:font-name-complex="Consolas"/>
    </style:style>
    <style:style style:name="P259" style:parent-style-name="Normal" style:family="paragraph">
      <style:text-properties style:font-name="Consolas" style:font-name-complex="Consolas"/>
    </style:style>
    <style:style style:name="P260" style:parent-style-name="Normal" style:family="paragraph">
      <style:text-properties style:font-name="Consolas" style:font-name-complex="Consolas"/>
    </style:style>
    <style:style style:name="T261" style:parent-style-name="Fuentedepárrafopredeter." style:family="text">
      <style:text-properties style:font-name="Consolas" style:font-name-complex="Consolas"/>
    </style:style>
    <style:style style:name="T262" style:parent-style-name="Fuentedepárrafopredeter." style:family="text">
      <style:text-properties style:font-name="Consolas" style:font-name-complex="Consolas" fo:language="es" fo:country="MX"/>
    </style:style>
    <style:style style:name="T263" style:parent-style-name="Fuentedepárrafopredeter." style:family="text">
      <style:text-properties style:font-name="Consolas" style:font-name-complex="Consolas" fo:language="es" fo:country="MX"/>
    </style:style>
    <style:style style:name="T264" style:parent-style-name="Fuentedepárrafopredeter." style:family="text">
      <style:text-properties style:font-name="Consolas" style:font-name-complex="Consolas"/>
    </style:style>
    <style:style style:name="P265" style:parent-style-name="Normal" style:family="paragraph">
      <style:text-properties style:font-name="Consolas" style:font-name-complex="Consolas"/>
    </style:style>
    <style:style style:name="P266" style:parent-style-name="Normal" style:family="paragraph">
      <style:text-properties style:font-name="Consolas" style:font-name-complex="Consolas"/>
    </style:style>
    <style:style style:name="P267" style:parent-style-name="Normal" style:family="paragraph">
      <style:text-properties style:font-name="Consolas" style:font-name-complex="Consolas"/>
    </style:style>
    <style:style style:name="P268" style:parent-style-name="Normal" style:family="paragraph">
      <style:text-properties style:font-name="Consolas" style:font-name-complex="Consolas"/>
    </style:style>
    <style:style style:name="P269" style:parent-style-name="Normal" style:family="paragraph">
      <style:text-properties style:font-name="Consolas" style:font-name-complex="Consolas"/>
    </style:style>
    <style:style style:name="P270" style:parent-style-name="Normal" style:family="paragraph">
      <style:text-properties style:font-name="Consolas" style:font-name-complex="Consolas"/>
    </style:style>
    <style:style style:name="P271" style:parent-style-name="Normal" style:family="paragraph">
      <style:text-properties style:font-name="Consolas" style:font-name-complex="Consolas"/>
    </style:style>
    <style:style style:name="T272" style:parent-style-name="Fuentedepárrafopredeter." style:family="text">
      <style:text-properties style:font-name="Consolas" style:font-name-complex="Consolas"/>
    </style:style>
    <style:style style:name="T273" style:parent-style-name="Fuentedepárrafopredeter." style:family="text">
      <style:text-properties style:font-name="Consolas" style:font-name-complex="Consolas" fo:language="es" fo:country="MX"/>
    </style:style>
    <style:style style:name="P274" style:parent-style-name="Normal" style:family="paragraph">
      <style:text-properties style:font-name="Consolas" style:font-name-complex="Consolas" fo:language="es" fo:country="MX"/>
    </style:style>
    <style:style style:name="P275" style:parent-style-name="Normal" style:family="paragraph">
      <style:text-properties style:font-name="Consolas" style:font-name-complex="Consolas" fo:language="es" fo:country="MX"/>
    </style:style>
    <style:style style:name="P276" style:parent-style-name="Normal" style:family="paragraph">
      <style:text-properties style:font-name="Consolas" style:font-name-complex="Consolas" fo:language="es" fo:country="MX"/>
    </style:style>
    <style:style style:name="P277" style:parent-style-name="Normal" style:family="paragraph">
      <style:text-properties style:font-name="Consolas" style:font-name-complex="Consolas" fo:language="es" fo:country="MX"/>
    </style:style>
    <style:style style:name="P278" style:parent-style-name="Normal" style:family="paragraph">
      <style:text-properties style:font-name="Consolas" style:font-name-complex="Consolas" fo:language="es" fo:country="MX"/>
    </style:style>
    <style:style style:name="P279" style:parent-style-name="Normal" style:family="paragraph">
      <style:text-properties style:font-name="Consolas" style:font-name-complex="Consolas" fo:language="es" fo:country="MX"/>
    </style:style>
    <style:style style:name="P280" style:parent-style-name="Normal" style:family="paragraph">
      <style:text-properties style:font-name="Consolas" style:font-name-complex="Consolas" fo:language="es" fo:country="MX"/>
    </style:style>
    <style:style style:name="P281" style:parent-style-name="Normal" style:family="paragraph">
      <style:text-properties style:font-name="Consolas" style:font-name-complex="Consolas" fo:language="es" fo:country="MX"/>
    </style:style>
    <style:style style:name="P282" style:parent-style-name="Normal" style:family="paragraph">
      <style:text-properties style:font-name="Consolas" style:font-name-complex="Consolas" fo:language="es" fo:country="MX"/>
    </style:style>
    <style:style style:name="P283" style:parent-style-name="Normal" style:family="paragraph">
      <style:text-properties style:font-name="Consolas" style:font-name-complex="Consolas" fo:language="es" fo:country="MX"/>
    </style:style>
    <style:style style:name="P284" style:parent-style-name="Normal" style:family="paragraph">
      <style:text-properties style:font-name="Consolas" style:font-name-complex="Consolas" fo:language="es" fo:country="MX"/>
    </style:style>
    <style:style style:name="P285" style:parent-style-name="Normal" style:family="paragraph">
      <style:text-properties style:font-name="Consolas" style:font-name-complex="Consolas" fo:language="es" fo:country="MX"/>
    </style:style>
    <style:style style:name="P286" style:parent-style-name="Normal" style:family="paragraph">
      <style:text-properties style:font-name="Consolas" style:font-name-complex="Consolas" fo:language="es" fo:country="MX"/>
    </style:style>
    <style:style style:name="P287" style:parent-style-name="Normal" style:family="paragraph">
      <style:text-properties style:font-name="Consolas" style:font-name-complex="Consolas" fo:language="es" fo:country="MX"/>
    </style:style>
    <style:style style:name="P288" style:parent-style-name="Normal" style:family="paragraph">
      <style:text-properties style:font-name="Consolas" style:font-name-complex="Consolas" fo:language="es" fo:country="MX"/>
    </style:style>
    <style:style style:name="P289" style:parent-style-name="Normal" style:family="paragraph">
      <style:text-properties style:font-name="Consolas" style:font-name-complex="Consolas" fo:language="es" fo:country="MX"/>
    </style:style>
    <style:style style:name="P290" style:parent-style-name="Normal" style:family="paragraph">
      <style:text-properties style:font-name="Consolas" style:font-name-complex="Consolas" fo:language="es" fo:country="MX"/>
    </style:style>
    <style:style style:name="P291" style:parent-style-name="Normal" style:family="paragraph">
      <style:text-properties style:font-name="Consolas" style:font-name-complex="Consolas" fo:language="es" fo:country="MX"/>
    </style:style>
    <style:style style:name="P292" style:parent-style-name="Normal" style:family="paragraph">
      <style:text-properties style:font-name="Consolas" style:font-name-complex="Consolas" fo:language="es" fo:country="MX"/>
    </style:style>
    <style:style style:name="P293" style:parent-style-name="Normal" style:family="paragraph">
      <style:text-properties style:font-name="Consolas" style:font-name-complex="Consolas" fo:language="es" fo:country="MX"/>
    </style:style>
    <style:style style:name="P294" style:parent-style-name="Normal" style:family="paragraph">
      <style:text-properties style:font-name="Consolas" style:font-name-complex="Consolas" fo:language="es" fo:country="MX"/>
    </style:style>
    <style:style style:name="P295" style:parent-style-name="Normal" style:family="paragraph">
      <style:text-properties style:font-name="Consolas" style:font-name-complex="Consolas" fo:language="es" fo:country="MX"/>
    </style:style>
    <style:style style:name="P296" style:parent-style-name="Normal" style:family="paragraph">
      <style:text-properties style:font-name="Consolas" style:font-name-complex="Consolas" fo:language="es" fo:country="MX"/>
    </style:style>
    <style:style style:name="P297" style:parent-style-name="Normal" style:family="paragraph">
      <style:text-properties style:font-name="Consolas" style:font-name-complex="Consolas" fo:color="#FF0000" fo:language="es" fo:country="MX"/>
    </style:style>
    <style:style style:name="P298" style:parent-style-name="Normal" style:family="paragraph">
      <style:text-properties style:font-name="Consolas" style:font-name-complex="Consolas" fo:language="es" fo:country="MX"/>
    </style:style>
    <style:style style:name="P299" style:parent-style-name="Normal" style:family="paragraph">
      <style:text-properties style:font-name="Consolas" style:font-name-complex="Consolas"/>
    </style:style>
    <style:style style:name="P300" style:parent-style-name="Normal" style:family="paragraph">
      <style:text-properties style:font-name="Consolas" style:font-name-complex="Consolas"/>
    </style:style>
    <style:style style:name="P301" style:parent-style-name="Normal" style:family="paragraph">
      <style:text-properties style:font-name="Consolas" style:font-name-complex="Consolas"/>
    </style:style>
    <style:style style:name="P302" style:parent-style-name="Normal" style:family="paragraph">
      <style:text-properties style:font-name="Consolas" style:font-name-complex="Consolas"/>
    </style:style>
    <style:style style:name="P303" style:parent-style-name="Normal" style:family="paragraph">
      <style:text-properties style:font-name="Consolas" style:font-name-complex="Consolas"/>
    </style:style>
    <style:style style:name="P304" style:parent-style-name="Normal" style:family="paragraph">
      <style:text-properties style:font-name="Consolas" style:font-name-complex="Consolas"/>
    </style:style>
    <style:style style:name="P305" style:parent-style-name="Normal" style:family="paragraph">
      <style:text-properties style:font-name="Consolas" style:font-name-complex="Consolas"/>
    </style:style>
    <style:style style:name="P306" style:parent-style-name="Normal" style:family="paragraph">
      <style:text-properties style:font-name="Consolas" style:font-name-complex="Consolas"/>
    </style:style>
    <style:style style:name="P307" style:parent-style-name="Normal" style:family="paragraph">
      <style:text-properties style:font-name="Consolas" style:font-name-complex="Consolas"/>
    </style:style>
    <style:style style:name="P308" style:parent-style-name="Normal" style:family="paragraph">
      <style:text-properties style:font-name="Consolas" style:font-name-complex="Consolas"/>
    </style:style>
    <style:style style:name="T309" style:parent-style-name="Fuentedepárrafopredeter." style:family="text">
      <style:text-properties style:font-name="Consolas" style:font-name-complex="Consolas"/>
    </style:style>
    <style:style style:name="T310" style:parent-style-name="Fuentedepárrafopredeter." style:family="text">
      <style:text-properties style:font-name="Consolas" style:font-name-complex="Consolas" fo:language="es" fo:country="MX"/>
    </style:style>
    <style:style style:name="P311" style:parent-style-name="Normal" style:family="paragraph">
      <style:text-properties style:font-name="Consolas" style:font-name-complex="Consolas" fo:language="es" fo:country="MX"/>
    </style:style>
    <style:style style:name="P312" style:parent-style-name="Normal" style:family="paragraph">
      <style:text-properties style:font-name="Consolas" style:font-name-complex="Consolas" fo:language="es" fo:country="MX"/>
    </style:style>
    <style:style style:name="T313" style:parent-style-name="Fuentedepárrafopredeter." style:family="text">
      <style:text-properties style:font-name="Consolas" style:font-name-complex="Consolas" fo:language="es" fo:country="MX"/>
    </style:style>
    <style:style style:name="T314" style:parent-style-name="Fuentedepárrafopredeter." style:family="text">
      <style:text-properties style:font-name="Consolas" style:font-name-complex="Consolas"/>
    </style:style>
    <style:style style:name="P315" style:parent-style-name="Normal" style:family="paragraph">
      <style:text-properties style:font-name="Consolas" style:font-name-complex="Consolas"/>
    </style:style>
    <style:style style:name="P316" style:parent-style-name="Normal" style:family="paragraph">
      <style:text-properties style:font-name="Consolas" style:font-name-complex="Consolas"/>
    </style:style>
    <style:style style:name="P317" style:parent-style-name="Normal" style:family="paragraph">
      <style:text-properties style:font-name="Consolas" style:font-name-complex="Consolas"/>
    </style:style>
    <style:style style:name="P318" style:parent-style-name="Normal" style:family="paragraph">
      <style:text-properties style:font-name="Consolas" style:font-name-complex="Consolas"/>
    </style:style>
    <style:style style:name="T319" style:parent-style-name="Fuentedepárrafopredeter." style:family="text">
      <style:text-properties style:font-name="Consolas" style:font-name-complex="Consolas"/>
    </style:style>
    <style:style style:name="T320" style:parent-style-name="Fuentedepárrafopredeter." style:family="text">
      <style:text-properties style:font-name="Consolas" style:font-name-complex="Consolas" fo:language="es" fo:country="MX"/>
    </style:style>
    <style:style style:name="T321" style:parent-style-name="Fuentedepárrafopredeter." style:family="text">
      <style:text-properties style:font-name="Consolas" style:font-name-complex="Consolas" fo:language="es" fo:country="MX"/>
    </style:style>
    <style:style style:name="T322" style:parent-style-name="Fuentedepárrafopredeter." style:family="text">
      <style:text-properties style:font-name="Consolas" style:font-name-complex="Consolas"/>
    </style:style>
    <style:style style:name="P323" style:parent-style-name="Normal" style:family="paragraph">
      <style:text-properties style:font-name="Consolas" style:font-name-complex="Consolas"/>
    </style:style>
    <style:style style:name="P324" style:parent-style-name="Normal" style:family="paragraph">
      <style:text-properties style:font-name="Consolas" style:font-name-complex="Consolas"/>
    </style:style>
    <style:style style:name="P325" style:parent-style-name="Normal" style:family="paragraph">
      <style:text-properties style:font-name="Consolas" style:font-name-complex="Consolas"/>
    </style:style>
    <style:style style:name="P326" style:parent-style-name="Normal" style:family="paragraph">
      <style:text-properties style:font-name="Consolas" style:font-name-complex="Consolas"/>
    </style:style>
    <style:style style:name="P327" style:parent-style-name="Normal" style:family="paragraph">
      <style:text-properties style:font-name="Consolas" style:font-name-complex="Consolas"/>
    </style:style>
    <style:style style:name="P328" style:parent-style-name="Normal" style:family="paragraph">
      <style:text-properties style:font-name="Consolas" style:font-name-complex="Consolas"/>
    </style:style>
    <style:style style:name="P329" style:parent-style-name="Normal" style:family="paragraph">
      <style:text-properties style:font-name="Consolas" style:font-name-complex="Consolas"/>
    </style:style>
    <style:style style:name="T330" style:parent-style-name="Fuentedepárrafopredeter." style:family="text">
      <style:text-properties style:font-name="Consolas" style:font-name-complex="Consolas"/>
    </style:style>
    <style:style style:name="T331" style:parent-style-name="Fuentedepárrafopredeter." style:family="text">
      <style:text-properties style:font-name="Consolas" style:font-name-complex="Consolas" fo:language="es" fo:country="MX"/>
    </style:style>
    <style:style style:name="T332" style:parent-style-name="Fuentedepárrafopredeter." style:family="text">
      <style:text-properties style:font-name="Consolas" style:font-name-complex="Consolas" fo:language="es" fo:country="MX"/>
    </style:style>
    <style:style style:name="T333" style:parent-style-name="Fuentedepárrafopredeter." style:family="text">
      <style:text-properties style:font-name="Consolas" style:font-name-complex="Consolas"/>
    </style:style>
    <style:style style:name="P334" style:parent-style-name="Normal" style:family="paragraph">
      <style:text-properties style:font-name="Consolas" style:font-name-complex="Consolas"/>
    </style:style>
    <style:style style:name="P335" style:parent-style-name="Normal" style:family="paragraph">
      <style:text-properties style:font-name="Consolas" style:font-name-complex="Consolas"/>
    </style:style>
    <style:style style:name="P336" style:parent-style-name="Normal" style:family="paragraph">
      <style:text-properties style:font-name="Consolas" style:font-name-complex="Consolas"/>
    </style:style>
    <style:style style:name="P337" style:parent-style-name="Normal" style:family="paragraph">
      <style:text-properties style:font-name="Consolas" style:font-name-complex="Consolas"/>
    </style:style>
    <style:style style:name="T338" style:parent-style-name="Fuentedepárrafopredeter." style:family="text">
      <style:text-properties style:font-name="Consolas" style:font-name-complex="Consolas"/>
    </style:style>
    <style:style style:name="T339" style:parent-style-name="Fuentedepárrafopredeter." style:family="text">
      <style:text-properties style:font-name="Consolas" style:font-name-complex="Consolas" fo:language="es" fo:country="MX"/>
    </style:style>
    <style:style style:name="T340" style:parent-style-name="Fuentedepárrafopredeter." style:family="text">
      <style:text-properties style:font-name="Consolas" style:font-name-complex="Consolas" fo:language="es" fo:country="MX"/>
    </style:style>
    <style:style style:name="T341" style:parent-style-name="Fuentedepárrafopredeter." style:family="text">
      <style:text-properties style:font-name="Consolas" style:font-name-complex="Consolas"/>
    </style:style>
    <style:style style:name="P342" style:parent-style-name="Normal" style:family="paragraph">
      <style:text-properties style:font-name="Consolas" style:font-name-complex="Consolas"/>
    </style:style>
    <style:style style:name="P343" style:parent-style-name="Normal" style:family="paragraph">
      <style:text-properties style:font-name="Consolas" style:font-name-complex="Consolas"/>
    </style:style>
    <style:style style:name="P344" style:parent-style-name="Normal" style:family="paragraph">
      <style:text-properties style:font-name="Consolas" style:font-name-complex="Consolas"/>
    </style:style>
    <style:style style:name="P345" style:parent-style-name="Normal" style:family="paragraph">
      <style:text-properties style:font-name="Consolas" style:font-name-complex="Consolas"/>
    </style:style>
    <style:style style:name="T346" style:parent-style-name="Fuentedepárrafopredeter." style:family="text">
      <style:text-properties style:font-name="Consolas" style:font-name-complex="Consolas"/>
    </style:style>
    <style:style style:name="T347" style:parent-style-name="Fuentedepárrafopredeter." style:family="text">
      <style:text-properties style:font-name="Consolas" style:font-name-complex="Consolas" fo:language="es" fo:country="MX"/>
    </style:style>
    <style:style style:name="P348" style:parent-style-name="Normal" style:family="paragraph">
      <style:text-properties style:font-name="Consolas" style:font-name-complex="Consolas" fo:language="es" fo:country="MX"/>
    </style:style>
    <style:style style:name="P349" style:parent-style-name="Normal" style:family="paragraph">
      <style:text-properties style:font-name="Consolas" style:font-name-complex="Consolas" fo:language="es" fo:country="MX"/>
    </style:style>
    <style:style style:name="P350" style:parent-style-name="Normal" style:family="paragraph">
      <style:text-properties style:font-name="Consolas" style:font-name-complex="Consolas" fo:language="es" fo:country="MX"/>
    </style:style>
    <style:style style:name="P351" style:parent-style-name="Normal" style:family="paragraph">
      <style:text-properties style:font-name="Consolas" style:font-name-complex="Consolas" fo:language="es" fo:country="MX"/>
    </style:style>
    <style:style style:name="P352" style:parent-style-name="Normal" style:family="paragraph">
      <style:text-properties style:font-name="Consolas" style:font-name-complex="Consolas" fo:language="es" fo:country="MX"/>
    </style:style>
    <style:style style:name="P353" style:parent-style-name="Normal" style:family="paragraph">
      <style:text-properties style:font-name="Consolas" style:font-name-complex="Consolas" fo:language="es" fo:country="MX"/>
    </style:style>
    <style:style style:name="P354" style:parent-style-name="Normal" style:family="paragraph">
      <style:text-properties style:font-name="Consolas" style:font-name-complex="Consolas" fo:language="es" fo:country="MX"/>
    </style:style>
    <style:style style:name="T355" style:parent-style-name="Fuentedepárrafopredeter." style:family="text">
      <style:text-properties style:font-name="Consolas" style:font-name-complex="Consolas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P24"/>
      <text:p text:style-name="P25"/>
      <text:p text:style-name="P26"><text:span text:style-name="T27">Laboratorios</text:span><text:span text:style-name="T28"><text:s/>de<text:s/></text:span><text:span text:style-name="T29">computación</text:span></text:p>
      <text:p text:style-name="P30">salas A y B</text:p>
      <text:p text:style-name="P31"><text:span text:style-name="T32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/>
            <text:p text:style-name="P39">Profesor:<text:s/></text:p>
          </table:table-cell>
          <table:table-cell table:style-name="TableCell40">
            <text:p text:style-name="P41"/>
            <text:p text:style-name="P42"><text:span text:style-name="T43">Juan Alfredo Cruz Carlon</text:span></text:p>
          </table:table-cell>
        </table:table-row>
        <table:table-row table:style-name="TableRow44">
          <table:table-cell table:style-name="TableCell45">
            <text:p text:style-name="P46"/>
            <text:p text:style-name="P47">Asignatura:</text:p>
          </table:table-cell>
          <table:table-cell table:style-name="TableCell48">
            <text:p text:style-name="P49"/>
            <text:p text:style-name="P50"/>
            <text:p text:style-name="P51"><text:span text:style-name="T52">Fundamentos de programación</text:span><text:span text:style-name="T53"><text:s/></text:span></text:p>
          </table:table-cell>
        </table:table-row>
        <table:table-row table:style-name="TableRow54">
          <table:table-cell table:style-name="TableCell55">
            <text:p text:style-name="P56"/>
            <text:p text:style-name="P57">Grupo:</text:p>
          </table:table-cell>
          <table:table-cell table:style-name="TableCell58">
            <text:p text:style-name="P59"/>
            <text:p text:style-name="P60"><text:span text:style-name="T61">1107</text:span></text:p>
          </table:table-cell>
        </table:table-row>
        <table:table-row table:style-name="TableRow62">
          <table:table-cell table:style-name="TableCell63">
            <text:p text:style-name="P64"/>
            <text:p text:style-name="P65">No de Práctica(s):</text:p>
          </table:table-cell>
          <table:table-cell table:style-name="TableCell66">
            <text:p text:style-name="P67"/>
            <text:p text:style-name="P68"><text:span text:style-name="T69">6 y 7</text:span></text:p>
          </table:table-cell>
        </table:table-row>
        <table:table-row table:style-name="TableRow70">
          <table:table-cell table:style-name="TableCell71">
            <text:p text:style-name="P72"/>
            <text:p text:style-name="P73">Integrante(s):</text:p>
          </table:table-cell>
          <table:table-cell table:style-name="TableCell74">
            <text:p text:style-name="P75"/>
            <text:p text:style-name="P76"><text:span text:style-name="T77">Hernández García María Esther</text:span></text:p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/>
            <text:p text:style-name="P91">Semestre:</text:p>
          </table:table-cell>
          <table:table-cell table:style-name="TableCell92">
            <text:p text:style-name="P93"/>
            <text:p text:style-name="P94"><text:span text:style-name="T95">2018-1</text:span></text:p>
          </table:table-cell>
        </table:table-row>
        <table:table-row table:style-name="TableRow96">
          <table:table-cell table:style-name="TableCell97">
            <text:p text:style-name="P98"/>
            <text:p text:style-name="P99"><text:span text:style-name="T100">Fecha de entrega:</text:span></text:p>
          </table:table-cell>
          <table:table-cell table:style-name="TableCell101">
            <text:p text:style-name="P102"/>
            <text:p text:style-name="P103"><text:span text:style-name="T104">Jueves 19</text:span><text:span text:style-name="T105"><text:s/>de septiembre del 2017</text:span></text:p>
          </table:table-cell>
        </table:table-row>
        <table:table-row table:style-name="TableRow106">
          <table:table-cell table:style-name="TableCell107">
            <text:p text:style-name="P108"/>
            <text:p text:style-name="P109"><text:span text:style-name="T110">Obervaciones:</text:span></text:p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</table:table>
      <text:p text:style-name="P118"/>
      <text:p text:style-name="P119"/>
      <text:p text:style-name="P120"><text:tab/><text:tab/><text:tab/><text:tab/><text:tab/>CALIFICACIÓN:<text:s/>__________</text:p>
      <text:p text:style-name="P121"/>
      <text:p text:style-name="P122"/>
      <text:soft-page-break/>
      <text:p text:style-name="P123">*//programa para cuando a y b son iguales</text:p>
      <text:p text:style-name="P124"/>
      <text:p text:style-name="P125">#include&lt;stdio.h&gt;</text:p>
      <text:p text:style-name="P126">int main(){</text:p>
      <text:p text:style-name="P127"><text:s text:c="4"/>unsigned int a,b;</text:p>
      <text:p text:style-name="P128"><text:s text:c="4"/>a=0;</text:p>
      <text:p text:style-name="P129"><text:s text:c="4"/>b=0;</text:p>
      <text:p text:style-name="P130"/>
      <text:p text:style-name="P131"><text:s text:c="4"/>if (a==0){</text:p>
      <text:p text:style-name="P132"><text:s text:c="8"/>if (b==0){</text:p>
      <text:p text:style-name="P133"><text:s text:c="12"/>printf("a es igual a b");</text:p>
      <text:p text:style-name="P134"><text:s text:c="12"/>return 0;</text:p>
      <text:p text:style-name="Normal"><text:span text:style-name="T135"><text:s text:c="8"/></text:span><text:span text:style-name="T136">}</text:span></text:p>
      <text:p text:style-name="P137"><text:s text:c="8"/>else{</text:p>
      <text:p text:style-name="P138"><text:s text:c="12"/>printf("a es diferente de b");</text:p>
      <text:p text:style-name="Normal"><text:span text:style-name="T139"><text:s text:c="12"/></text:span><text:span text:style-name="T140">return 0;</text:span></text:p>
      <text:p text:style-name="P141"><text:s text:c="8"/>}</text:p>
      <text:p text:style-name="P142"><text:s text:c="4"/>}</text:p>
      <text:p text:style-name="P143"><text:s text:c="4"/>if(a!=0){</text:p>
      <text:p text:style-name="P144"><text:s text:c="8"/>if (b==0){</text:p>
      <text:p text:style-name="Normal"><text:span text:style-name="T145"><text:s text:c="13"/></text:span><text:span text:style-name="T146">printf("a es diferente de b");</text:span></text:p>
      <text:p text:style-name="Normal"><text:span text:style-name="T147"><text:s text:c="12"/></text:span><text:span text:style-name="T148">return 0;</text:span></text:p>
      <text:p text:style-name="P149"><text:s text:c="8"/>}</text:p>
      <text:p text:style-name="P150"><text:s text:c="8"/>else{</text:p>
      <text:p text:style-name="P151"><text:s text:c="12"/>while((a!=0)&amp;&amp;(b!=0)){</text:p>
      <text:p text:style-name="P152"><text:s text:c="16"/>a=a-1;</text:p>
      <text:p text:style-name="P153"><text:s text:c="16"/>b=b-1;</text:p>
      <text:p text:style-name="P154"><text:s text:c="16"/>if (a==0){</text:p>
      <text:p text:style-name="P155"><text:s text:c="20"/>if (b==0){</text:p>
      <text:p text:style-name="Normal"><text:span text:style-name="T156"><text:s text:c="20"/></text:span><text:span text:style-name="T157">printf("a es igual a b");</text:span></text:p>
      <text:p text:style-name="P158"><text:s text:c="20"/>return 0;</text:p>
      <text:p text:style-name="P159"><text:s text:c="20"/>}</text:p>
      <text:p text:style-name="P160"><text:s text:c="16"/>}</text:p>
      <text:p text:style-name="P161"/>
      <text:p text:style-name="P162"><text:s text:c="12"/>}</text:p>
      <text:p text:style-name="P163"><text:s text:c="8"/>}</text:p>
      <text:p text:style-name="P164"><text:s text:c="4"/>}</text:p>
      <text:p text:style-name="P165"><text:s text:c="4"/>return 0;</text:p>
      <text:p text:style-name="P166">}</text:p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soft-page-break/>
      <text:p text:style-name="P181">*//programa para cuando a es mayor que b</text:p>
      <text:p text:style-name="P182"/>
      <text:p text:style-name="P183">#include&lt;stdio.h&gt;</text:p>
      <text:p text:style-name="P184">int main(){</text:p>
      <text:p text:style-name="P185"><text:s text:c="4"/>unsigned int a,b;</text:p>
      <text:p text:style-name="P186"><text:s text:c="4"/>a=7;</text:p>
      <text:p text:style-name="P187"><text:s text:c="4"/>b=0;</text:p>
      <text:p text:style-name="P188"/>
      <text:p text:style-name="P189"><text:s text:c="4"/>if (a==0){</text:p>
      <text:p text:style-name="P190"><text:s text:c="8"/>if (b==0){</text:p>
      <text:p text:style-name="P191"><text:s text:c="12"/>printf("a es igual a b");</text:p>
      <text:p text:style-name="P192"><text:s text:c="12"/>return 0;</text:p>
      <text:p text:style-name="Normal"><text:span text:style-name="T193"><text:s text:c="8"/></text:span><text:span text:style-name="T194">}</text:span></text:p>
      <text:p text:style-name="P195"><text:s text:c="8"/>else{</text:p>
      <text:p text:style-name="P196"><text:s text:c="12"/>printf("a es diferente de b");</text:p>
      <text:p text:style-name="Normal"><text:span text:style-name="T197"><text:s text:c="12"/></text:span><text:span text:style-name="T198">return 0;</text:span></text:p>
      <text:p text:style-name="P199"><text:s text:c="8"/>}</text:p>
      <text:p text:style-name="P200"><text:s text:c="4"/>}</text:p>
      <text:p text:style-name="P201"><text:s text:c="4"/>if(a!=0){</text:p>
      <text:p text:style-name="P202"><text:s text:c="8"/>if (b==0){</text:p>
      <text:p text:style-name="Normal"><text:span text:style-name="T203"><text:s text:c="13"/></text:span><text:span text:style-name="T204">printf("a es mayor que b");</text:span></text:p>
      <text:p text:style-name="Normal"><text:span text:style-name="T205"><text:s text:c="12"/></text:span><text:span text:style-name="T206">return 0;</text:span></text:p>
      <text:p text:style-name="P207"><text:s text:c="8"/>}</text:p>
      <text:p text:style-name="P208"><text:s text:c="8"/>else{</text:p>
      <text:p text:style-name="P209"><text:s text:c="12"/>while((a!=0)&amp;&amp;(b!=0)){</text:p>
      <text:p text:style-name="P210"><text:s text:c="16"/>a=a-1;</text:p>
      <text:p text:style-name="P211"><text:s text:c="16"/>b=b-1;</text:p>
      <text:p text:style-name="P212"><text:s text:c="16"/>if (a!=0){</text:p>
      <text:p text:style-name="P213"><text:s text:c="20"/>if (b==0){</text:p>
      <text:p text:style-name="Normal"><text:span text:style-name="T214"><text:s text:c="20"/></text:span><text:span text:style-name="T215">printf("a es mayor que b");</text:span></text:p>
      <text:p text:style-name="P216"><text:s text:c="20"/>return 0;</text:p>
      <text:p text:style-name="P217"><text:s text:c="20"/>}</text:p>
      <text:p text:style-name="P218"><text:s text:c="16"/>}</text:p>
      <text:p text:style-name="P219"/>
      <text:p text:style-name="P220"><text:s text:c="12"/>}</text:p>
      <text:p text:style-name="P221"><text:s text:c="8"/>}</text:p>
      <text:p text:style-name="P222"><text:s text:c="4"/>}</text:p>
      <text:p text:style-name="P223"><text:s text:c="4"/>return 0;</text:p>
      <text:p text:style-name="P224">}</text:p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soft-page-break/>
      <text:p text:style-name="P239">*//programa para cuando a es menor que b</text:p>
      <text:p text:style-name="P240"/>
      <text:p text:style-name="P241">#include&lt;stdio.h&gt;</text:p>
      <text:p text:style-name="P242">int main(){</text:p>
      <text:p text:style-name="P243"><text:s text:c="4"/>unsigned int a,b;</text:p>
      <text:p text:style-name="P244"><text:s text:c="4"/>a=9;</text:p>
      <text:p text:style-name="P245"><text:s text:c="4"/>b=23;</text:p>
      <text:p text:style-name="P246"/>
      <text:p text:style-name="P247"><text:s text:c="4"/>if (a==0){</text:p>
      <text:p text:style-name="P248"><text:s text:c="8"/>if (b==0){</text:p>
      <text:p text:style-name="P249"><text:s text:c="12"/>printf("a es igual a b");</text:p>
      <text:p text:style-name="P250"><text:s text:c="12"/>return 0;</text:p>
      <text:p text:style-name="Normal"><text:span text:style-name="T251"><text:s text:c="8"/></text:span><text:span text:style-name="T252">}</text:span></text:p>
      <text:p text:style-name="P253"><text:s text:c="8"/>else{</text:p>
      <text:p text:style-name="P254"><text:s text:c="12"/>printf("a es menor que b");</text:p>
      <text:p text:style-name="Normal"><text:span text:style-name="T255"><text:s text:c="12"/></text:span><text:span text:style-name="T256">return 0;</text:span></text:p>
      <text:p text:style-name="P257"><text:s text:c="8"/>}</text:p>
      <text:p text:style-name="P258"><text:s text:c="4"/>}</text:p>
      <text:p text:style-name="P259"><text:s text:c="4"/>if(a!=0){</text:p>
      <text:p text:style-name="P260"><text:s text:c="8"/>if (b==0){</text:p>
      <text:p text:style-name="Normal"><text:span text:style-name="T261"><text:s text:c="13"/></text:span><text:span text:style-name="T262">printf("a es diferente de b");</text:span></text:p>
      <text:p text:style-name="Normal"><text:span text:style-name="T263"><text:s text:c="12"/></text:span><text:span text:style-name="T264">return 0;</text:span></text:p>
      <text:p text:style-name="P265"><text:s text:c="8"/>}</text:p>
      <text:p text:style-name="P266"><text:s text:c="8"/>else{</text:p>
      <text:p text:style-name="P267"><text:s text:c="12"/>while((a!=0)&amp;&amp;(b!=0)){</text:p>
      <text:p text:style-name="P268"><text:s text:c="16"/>a=a-1;</text:p>
      <text:p text:style-name="P269"><text:s text:c="16"/>b=b-1;</text:p>
      <text:p text:style-name="P270"><text:s text:c="16"/>if (a==0){</text:p>
      <text:p text:style-name="P271"><text:s text:c="20"/>if (b!=0){</text:p>
      <text:p text:style-name="Normal"><text:span text:style-name="T272"><text:s text:c="20"/></text:span><text:span text:style-name="T273">printf("a es menor que b");</text:span></text:p>
      <text:p text:style-name="P274"><text:s text:c="20"/>return 0;</text:p>
      <text:p text:style-name="P275"><text:s text:c="20"/>}</text:p>
      <text:p text:style-name="P276"><text:s text:c="16"/>}</text:p>
      <text:p text:style-name="P277"/>
      <text:p text:style-name="P278"><text:s text:c="12"/>}</text:p>
      <text:p text:style-name="P279"><text:s text:c="8"/>}</text:p>
      <text:p text:style-name="P280"><text:s text:c="4"/>}</text:p>
      <text:p text:style-name="P281"><text:s text:c="4"/>return 0;</text:p>
      <text:p text:style-name="P282">}</text:p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soft-page-break/>
      <text:p text:style-name="P297">*//programa para cualquier valor en a y b</text:p>
      <text:p text:style-name="P298"/>
      <text:p text:style-name="P299">#include&lt;stdio.h&gt;</text:p>
      <text:p text:style-name="P300">int main(){</text:p>
      <text:p text:style-name="P301"><text:s text:c="4"/>unsigned int a,b;</text:p>
      <text:p text:style-name="P302"><text:s text:c="4"/>a=1;</text:p>
      <text:p text:style-name="P303"><text:s text:c="4"/>b=2;</text:p>
      <text:p text:style-name="P304"/>
      <text:p text:style-name="P305"><text:s text:c="4"/>if (a==0){</text:p>
      <text:p text:style-name="P306"><text:s text:c="8"/>if (b==0){</text:p>
      <text:p text:style-name="P307"><text:s text:c="12"/>printf("a es igual a b");</text:p>
      <text:p text:style-name="P308"><text:s text:c="12"/>return 0;</text:p>
      <text:p text:style-name="Normal"><text:span text:style-name="T309"><text:s text:c="8"/></text:span><text:span text:style-name="T310">}</text:span></text:p>
      <text:p text:style-name="P311"><text:s text:c="8"/>else{</text:p>
      <text:p text:style-name="P312"><text:s text:c="12"/>printf("a es menor que b");</text:p>
      <text:p text:style-name="Normal"><text:span text:style-name="T313"><text:s text:c="12"/></text:span><text:span text:style-name="T314">return 0;</text:span></text:p>
      <text:p text:style-name="P315"><text:s text:c="8"/>}</text:p>
      <text:p text:style-name="P316"><text:s text:c="4"/>}</text:p>
      <text:p text:style-name="P317"><text:s text:c="4"/>if(a!=0){</text:p>
      <text:p text:style-name="P318"><text:s text:c="8"/>if (b==0){</text:p>
      <text:p text:style-name="Normal"><text:span text:style-name="T319"><text:s text:c="13"/></text:span><text:span text:style-name="T320">printf("a es mayor que b");</text:span></text:p>
      <text:p text:style-name="Normal"><text:span text:style-name="T321"><text:s text:c="12"/></text:span><text:span text:style-name="T322">return 0;</text:span></text:p>
      <text:p text:style-name="P323"><text:s text:c="8"/>}</text:p>
      <text:p text:style-name="P324"><text:s text:c="8"/>else{</text:p>
      <text:p text:style-name="P325"><text:s text:c="12"/>while((a!=0)&amp;&amp;(b!=0)){</text:p>
      <text:p text:style-name="P326"><text:s text:c="16"/>a=a-1;</text:p>
      <text:p text:style-name="P327"><text:s text:c="16"/>b=b-1;</text:p>
      <text:p text:style-name="P328"><text:s text:c="16"/>if (a==0){</text:p>
      <text:p text:style-name="P329"><text:s text:c="20"/>if (b!=0){</text:p>
      <text:p text:style-name="Normal"><text:span text:style-name="T330"><text:s text:c="20"/></text:span><text:span text:style-name="T331">printf("a es menor que b");</text:span></text:p>
      <text:p text:style-name="Normal"><text:span text:style-name="T332"><text:s text:c="20"/></text:span><text:span text:style-name="T333">return 0;</text:span></text:p>
      <text:p text:style-name="P334"><text:s text:c="20"/>}</text:p>
      <text:p text:style-name="P335"><text:s text:c="16"/>}</text:p>
      <text:p text:style-name="P336"><text:s text:c="16"/>if (a==0){</text:p>
      <text:p text:style-name="P337"><text:s text:c="20"/>if (b==0){</text:p>
      <text:p text:style-name="Normal"><text:span text:style-name="T338"><text:s text:c="20"/></text:span><text:span text:style-name="T339">printf("a es igual a b");</text:span></text:p>
      <text:p text:style-name="Normal"><text:span text:style-name="T340"><text:s text:c="20"/></text:span><text:span text:style-name="T341">return 0;</text:span></text:p>
      <text:p text:style-name="P342"><text:s text:c="20"/>}</text:p>
      <text:p text:style-name="P343"><text:s text:c="16"/>}</text:p>
      <text:p text:style-name="P344"><text:s text:c="16"/>if (a!=0){</text:p>
      <text:p text:style-name="P345"><text:s text:c="20"/>if (b==0){</text:p>
      <text:p text:style-name="Normal"><text:span text:style-name="T346"><text:s text:c="20"/></text:span><text:span text:style-name="T347">printf("a es mayor que b");</text:span></text:p>
      <text:p text:style-name="P348"><text:s text:c="20"/>return 0;</text:p>
      <text:p text:style-name="P349"><text:s text:c="20"/>} <text:s text:c="3"/></text:p>
      <text:p text:style-name="P350"><text:s text:c="16"/>}</text:p>
      <text:p text:style-name="P351"><text:s text:c="12"/>}</text:p>
      <text:p text:style-name="P352"><text:s text:c="8"/>}</text:p>
      <text:p text:style-name="P353"><text:s text:c="4"/>}</text:p>
      <text:p text:style-name="P354"><text:s text:c="4"/>return 0;</text:p>
      <text:p text:style-name="Normal"><text:span text:style-name="T355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Georgia" svg:font-family="Georgia" style:font-family-generic="roman" style:font-pitch="variable" svg:panose-1="2 4 5 2 5 4 5 2 3 3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otranslate" style:display-name="notranslate" style:family="text" style:parent-style-name="Fuentedepárrafopredeter.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Esther</dc:creator>
    <meta:creation-date>2017-09-02T00:53:00Z</meta:creation-date>
    <dc:date>2017-10-20T04:02:00Z</dc:date>
    <meta:template xlink:href="Normal" xlink:type="simple"/>
    <meta:editing-cycles>6</meta:editing-cycles>
    <meta:editing-duration>PT4140S</meta:editing-duration>
    <meta:document-statistic meta:page-count="5" meta:paragraph-count="7" meta:word-count="582" meta:character-count="3779" meta:row-count="26" meta:non-whitespace-character-count="3204"/>
  </office:meta>
</office:document-meta>
</file>